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style:font-name="Arial" style:text-underline-style="solid" style:text-underline-width="auto" style:text-underline-color="font-color" fo:font-weight="bold" officeooo:rsid="001a58ca" officeooo:paragraph-rsid="001a58ca" style:font-weight-asian="bold" style:font-weight-complex="bold"/>
    </style:style>
    <style:style style:name="P2" style:family="paragraph" style:parent-style-name="Standard" style:list-style-name="L1">
      <style:paragraph-properties fo:line-height="150%"/>
      <style:text-properties style:font-name="Arial" style:text-underline-style="none" fo:font-weight="normal" officeooo:rsid="001a58ca" officeooo:paragraph-rsid="001a58ca" style:font-weight-asian="normal" style:font-weight-complex="normal"/>
    </style:style>
    <style:style style:name="P3" style:family="paragraph" style:parent-style-name="Standard" style:list-style-name="L1">
      <style:paragraph-properties fo:line-height="150%" fo:text-align="justify" style:justify-single-word="false"/>
      <style:text-properties style:font-name="Arial" style:text-underline-style="none" fo:font-weight="normal" officeooo:rsid="001a58ca" officeooo:paragraph-rsid="001a58ca" style:font-weight-asian="normal" style:font-weight-complex="normal"/>
    </style:style>
    <style:style style:name="P4" style:family="paragraph" style:parent-style-name="Standard" style:list-style-name="L1">
      <style:paragraph-properties fo:line-height="150%" fo:text-align="justify" style:justify-single-word="false"/>
      <style:text-properties style:font-name="Arial" style:text-underline-style="none" fo:font-weight="normal" officeooo:rsid="001a970f" officeooo:paragraph-rsid="001a970f" style:font-weight-asian="normal" style:font-weight-complex="normal"/>
    </style:style>
    <style:style style:name="P5" style:family="paragraph" style:parent-style-name="Standard" style:list-style-name="L1">
      <style:paragraph-properties fo:line-height="150%"/>
      <style:text-properties style:font-name="Arial" style:text-underline-style="none" fo:font-weight="normal" officeooo:rsid="001a970f" officeooo:paragraph-rsid="001a970f" style:font-weight-asian="normal" style:font-weight-complex="normal"/>
    </style:style>
    <style:style style:name="P6" style:family="paragraph" style:parent-style-name="Standard" style:list-style-name="L1">
      <style:paragraph-properties fo:line-height="150%" fo:text-align="justify" style:justify-single-word="false"/>
      <style:text-properties style:font-name="Arial" style:text-underline-style="none" fo:font-weight="normal" officeooo:rsid="001aa142" officeooo:paragraph-rsid="001aa142" style:font-weight-asian="normal" style:font-weight-complex="normal"/>
    </style:style>
    <style:style style:name="P7" style:family="paragraph" style:parent-style-name="Standard" style:list-style-name="L1">
      <style:paragraph-properties fo:line-height="150%" fo:text-align="justify" style:justify-single-word="false"/>
      <style:text-properties style:font-name="Arial" style:text-underline-style="none" fo:font-weight="normal" officeooo:rsid="001bd0fd" officeooo:paragraph-rsid="001aa142" style:font-weight-asian="normal" style:font-weight-complex="normal"/>
    </style:style>
    <style:style style:name="P8" style:family="paragraph" style:parent-style-name="Standard" style:list-style-name="L1">
      <style:paragraph-properties fo:line-height="150%" fo:text-align="justify" style:justify-single-word="false"/>
      <style:text-properties style:font-name="Arial" style:text-underline-style="none" fo:font-weight="normal" officeooo:rsid="001bd0fd" officeooo:paragraph-rsid="001bd0fd" style:font-weight-asian="normal" style:font-weight-complex="normal"/>
    </style:style>
    <style:style style:name="P9" style:family="paragraph" style:parent-style-name="Standard" style:list-style-name="L1">
      <style:paragraph-properties fo:line-height="150%"/>
      <style:text-properties style:font-name="Arial" style:text-underline-style="none" fo:font-weight="normal" officeooo:rsid="001bd0fd" officeooo:paragraph-rsid="001bd0fd" style:font-weight-asian="normal" style:font-weight-complex="normal"/>
    </style:style>
    <style:style style:name="P10" style:family="paragraph" style:parent-style-name="Standard" style:list-style-name="L1">
      <style:paragraph-properties fo:line-height="150%" fo:text-align="justify" style:justify-single-word="false"/>
      <style:text-properties style:font-name="Arial" style:text-underline-style="none" fo:font-weight="normal" officeooo:rsid="001c39cf" officeooo:paragraph-rsid="001c39cf" style:font-weight-asian="normal" style:font-weight-complex="normal"/>
    </style:style>
    <style:style style:name="P11" style:family="paragraph" style:parent-style-name="Standard" style:list-style-name="L1">
      <style:paragraph-properties fo:line-height="150%" fo:text-align="justify" style:justify-single-word="false"/>
      <style:text-properties style:font-name="Arial" style:text-underline-style="none" fo:font-weight="normal" officeooo:rsid="001cb62b" officeooo:paragraph-rsid="001cb62b" style:font-weight-asian="normal" style:font-weight-complex="normal"/>
    </style:style>
    <style:style style:name="P12" style:family="paragraph" style:parent-style-name="Standard" style:list-style-name="L1">
      <style:paragraph-properties fo:line-height="150%" fo:text-align="justify" style:justify-single-word="false"/>
      <style:text-properties style:font-name="Arial" style:text-underline-style="none" fo:font-weight="normal" officeooo:rsid="00203ff0" officeooo:paragraph-rsid="00203ff0" style:font-weight-asian="normal" style:font-weight-complex="normal"/>
    </style:style>
    <style:style style:name="P13" style:family="paragraph" style:parent-style-name="Standard" style:list-style-name="L1">
      <style:paragraph-properties fo:line-height="150%" fo:text-align="justify" style:justify-single-word="false"/>
      <style:text-properties officeooo:rsid="001a970f" officeooo:paragraph-rsid="001a970f"/>
    </style:style>
    <style:style style:name="P14" style:family="paragraph" style:parent-style-name="Standard" style:list-style-name="L1">
      <style:paragraph-properties fo:line-height="150%" fo:text-align="justify" style:justify-single-word="false"/>
      <style:text-properties officeooo:rsid="001a970f" officeooo:paragraph-rsid="001aa142"/>
    </style:style>
    <style:style style:name="P15" style:family="paragraph" style:parent-style-name="Standard" style:list-style-name="L1">
      <style:paragraph-properties fo:line-height="150%"/>
      <style:text-properties officeooo:rsid="001a970f" officeooo:paragraph-rsid="001a970f"/>
    </style:style>
    <style:style style:name="P16" style:family="paragraph" style:parent-style-name="Standard" style:list-style-name="L1">
      <style:paragraph-properties fo:line-height="150%" fo:text-align="justify" style:justify-single-word="false"/>
      <style:text-properties officeooo:rsid="001aa142" officeooo:paragraph-rsid="001aa142"/>
    </style:style>
    <style:style style:name="P17" style:family="paragraph" style:parent-style-name="Standard" style:list-style-name="L1">
      <style:paragraph-properties fo:line-height="150%" fo:text-align="justify" style:justify-single-word="false"/>
      <style:text-properties officeooo:rsid="001bd0fd" officeooo:paragraph-rsid="001bd0fd"/>
    </style:style>
    <style:style style:name="P18" style:family="paragraph" style:parent-style-name="Standard" style:list-style-name="L1">
      <style:paragraph-properties fo:line-height="150%" fo:text-align="justify" style:justify-single-word="false"/>
      <style:text-properties fo:font-weight="normal" officeooo:rsid="001bd0fd" officeooo:paragraph-rsid="001bd0fd" style:font-weight-asian="normal" style:font-weight-complex="normal"/>
    </style:style>
    <style:style style:name="P19" style:family="paragraph" style:parent-style-name="Standard" style:list-style-name="L1">
      <style:paragraph-properties fo:line-height="150%" fo:text-align="justify" style:justify-single-word="false"/>
      <style:text-properties officeooo:rsid="001c39cf" officeooo:paragraph-rsid="001c39cf"/>
    </style:style>
    <style:style style:name="T1" style:family="text">
      <style:text-properties style:font-name="Arial" style:text-underline-style="none"/>
    </style:style>
    <style:style style:name="T2" style:family="text">
      <style:text-properties style:font-name="Arial" style:text-underline-style="none" fo:font-weight="normal" style:font-weight-asian="normal" style:font-weight-complex="normal"/>
    </style:style>
    <style:style style:name="T3" style:family="text">
      <style:text-properties style:font-name="Arial" style:text-underline-style="none" fo:font-weight="normal" officeooo:rsid="001a58ca" style:font-weight-asian="normal" style:font-weight-complex="normal"/>
    </style:style>
    <style:style style:name="T4" style:family="text">
      <style:text-properties style:font-name="Arial" style:text-underline-style="none" fo:font-weight="normal" officeooo:rsid="001aa142" style:font-weight-asian="normal" style:font-weight-complex="normal"/>
    </style:style>
    <style:style style:name="T5" style:family="text">
      <style:text-properties style:font-name="Arial" style:text-underline-style="none" fo:font-weight="normal" officeooo:rsid="001bd0fd" style:font-weight-asian="normal" style:font-weight-complex="normal"/>
    </style:style>
    <style:style style:name="T6" style:family="text">
      <style:text-properties style:font-name="Arial" style:text-underline-style="none" fo:font-weight="bold" style:font-weight-asian="bold" style:font-weight-complex="bold"/>
    </style:style>
    <style:style style:name="T7" style:family="text">
      <style:text-properties style:font-name="Arial" style:text-underline-style="none" fo:font-weight="bold" officeooo:rsid="001bd0fd" style:font-weight-asian="bold" style:font-weight-complex="bold"/>
    </style:style>
    <style:style style:name="T8" style:family="text">
      <style:text-properties fo:font-weight="bold" style:font-weight-asian="bold" style:font-weight-complex="bold"/>
    </style:style>
    <style:style style:name="T9" style:family="text">
      <style:text-properties officeooo:rsid="0021465a"/>
    </style:style>
    <text:list-style style:name="L1">
      <text:list-level-style-number text:level="1" style:num-prefix=" " style:num-suffix=" .-" style:num-format="1">
        <style:list-level-properties text:list-level-position-and-space-mode="label-alignment">
          <style:list-level-label-alignment text:label-followed-by="space"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CIÓN A LOS SISTEMAS ERP/CRM</text:p>
      <text:p text:style-name="P1"/>
      <text:list xml:id="list5015431461594662745" text:style-name="L1">
        <text:list-item>
          <text:p text:style-name="P2">Introducción a la gestión empresarial.</text:p>
          <text:p text:style-name="P2"/>
          <text:p text:style-name="P13"><text:span text:style-name="T3">U</text:span><text:span text:style-name="T2">na empresa o negocio existe siempre y cuando se obtenga beneficios, ya que gracias a ellos adquiere capacidad para crecer y desarrollarse. Así mismo una empresa tiene que gestionar perfectamente sus recursos para poder ser competitiva ante empresas que realizan idénticos productos. Sin embargo se tien</text:span><text:span text:style-name="T5">e</text:span><text:span text:style-name="T2"> que diferenciar entre empresa privada y empresa pública porque, aunque ambas tienen que administrar recursos de forma eficiente, las empresas del sector público tienen como principal objetivo ofrecer un servicio antes que obtener beneficios.</text:span></text:p>
          <text:p text:style-name="P4"/>
          <text:p text:style-name="P14"><text:span text:style-name="T2">Uno de los principales objetivos de la actividad de la empresa es el cliente; identificar sus necesidades y </text:span><text:span text:style-name="T4">averiguar cómo </text:span><text:span text:style-name="T2">satisfacerlas. Gracias a la innovación e investigación de las nuevas tecnologías aplicadas al sector de la informática </text:span><text:span text:style-name="T4">de gestión, se pueden identificar los posibles clientes o consumidores, que en realidad son la base para obtener beneficios en nuestra empresa.</text:span></text:p>
          <text:p text:style-name="P6"/>
          <text:list>
            <text:list-item>
              <text:p text:style-name="P2">Evolución de la informática de gestión empresarial.</text:p>
              <text:p text:style-name="P2"/>
              <text:p text:style-name="P6">Un sistema informático está formado por todos los recursos necesarios para facilitar un tratamiento automático de la información, y que, además, permitan la comunicación de la misma. Una posible clasificación según su evolución a lo largo del tiempo puede ser:</text:p>
              <text:p text:style-name="P16"><text:span text:style-name="T2">- </text:span><text:span text:style-name="T6">Sistema de procedimiento de transacciones: </text:span><text:span text:style-name="T2">Gestiona la información, es decir, almacena, modifica y recupera la información referente a las transacciones producidas en una empresa.</text:span></text:p>
              <text:p text:style-name="P16"><text:span text:style-name="T2">- </text:span><text:span text:style-name="T6">Sistemas de automatización de oficinas:</text:span><text:span text:style-name="T2"> Aplicaciones destinadas a ayudar en el trabajo diario del administrativo de una empresa u organización. Este software está formado por procesadores de textos, hojas de cálculo, editores de presentaciones, gestores de correo electrónico, etc.</text:span></text:p>
              <text:p text:style-name="P16"><text:span text:style-name="T2">- </text:span><text:span text:style-name="T6">Sistemas de planificación de recursos: </text:span><text:span text:style-name="T2">Integran la información y los procesos de una organización en un solo sistema. Estos sistemas son llamados también ERP (Enterprise Resourcing Planning), y son sistemas compuestos por </text:span><text:soft-page-break/><text:span text:style-name="T2">diferentes </text:span><text:span text:style-name="T5">partes integradas en una única aplicación como son, producción, ventas, compras, logística, contabilidad, gestión de proyectos, inventarios y control de almacenes, pedidos, nóminas, etc.</text:span></text:p>
              <text:p text:style-name="P16"><text:span text:style-name="T5">- </text:span><text:span text:style-name="T7">Sistema experto: </text:span><text:span text:style-name="T5">Es una aplicación informática capaz de solucionar un conjunto de problemas que exigen un gran conocimiento sobre un determinado tema. Imitan las actividades de un humano para resolver problemas de distinta índole emulando el comportamiento de un experto en un dominio concreto. Se puede considerar como una rama de de la inteligencia artificial.</text:span></text:p>
              <text:p text:style-name="P7"/>
            </text:list-item>
            <text:list-item>
              <text:p text:style-name="P2">Organización de una empresa y sus relaciones externas.</text:p>
              <text:p text:style-name="P2"/>
              <text:p text:style-name="P8">Una empresa necesita relacionarse estrechamente con su entorno empresarial si quiere desarrollar con éxito su actividad y ejecutar de forma exitosa sus proyectos. Entre las diferentes clasificaciones de los entornos que afectan a la empresa una posible clasificación sería:</text:p>
              <text:p text:style-name="P17"><text:span text:style-name="T2">- </text:span><text:span text:style-name="T6">Entorno próximo:</text:span><text:span text:style-name="T2"> como son los factores de producción y distribución, es decir mano de obra, entidades financieras, proveedores, así como organismos oficiales que tengan que ver con su actividad económica.</text:span></text:p>
              <text:p text:style-name="P18"><text:span text:style-name="T1">-</text:span><text:span text:style-name="T6"> Entorno general:</text:span><text:span text:style-name="T1"> que es el que tiene efectos directos e indirectos en la gestión general de la empresa.</text:span></text:p>
              <text:p text:style-name="P8"/>
              <text:p text:style-name="P8">Es por ello que la empresa necesita disponer de un sistema que proporciona rápida y eficientemente, toda la información del entorno que le rodea. La mayoría de las veces dispones de varias aplicaciones para trabajar con esta información, con la ineficacia y repetición de datos que esto comporta. Por ello una opción adecuada puede ser instalar un sistema de gestión de información, también llamados sistemas de planificación de recursos empresariales (ERP).</text:p>
              <text:p text:style-name="P9"/>
            </text:list-item>
          </text:list>
        </text:list-item>
        <text:list-item>
          <text:p text:style-name="P2">Sistemas ERP.</text:p>
          <text:p text:style-name="P2"/>
          <text:p text:style-name="P19"><text:span text:style-name="T2">Los sistemas de planificación de recursos empresariales (en inglés ERP, acrónimo de Enterprise Resource Planning) son sistemas de gestión de información que integran y automatizan muchas de las prácticas de negocio asociadas con los </text:span><text:soft-page-break/><text:span text:style-name="T2">aspectos operativos o productivos de una empresa, eliminando complejas conexiones entre sistemas de distintos proveedores.</text:span></text:p>
          <text:p text:style-name="P10"/>
          <text:p text:style-name="P11">Este tipo de sistemas suele estar formado por una arquitectura modular, donde cada módulo gestiona las funciones de un área empresarial diferente, como pueden ser: nóminas, finanzas, gestión de proyectos, sistemas de gestión geográfica, contabilidad, logística, stock, pedidos. Estas áreas de la empresa realizan funciones diferentes, pero se interrelacionan entre sí compartiendo información.</text:p>
          <text:p text:style-name="P11"/>
          <text:p text:style-name="P11">Gracias al alto grado de adaptabilidad de este tipo de sistemas, una empresa puede configurar su ERP para que se adapte a sus procesos de negocio. La personalización de este tipo de sistemas, junto con su modularidad y capacidad de integración de procesos, permite una gestión completa de las operaciones empresariales.</text:p>
          <text:p text:style-name="P11"/>
          <text:list>
            <text:list-item>
              <text:p text:style-name="P3">Tipos de licencia.</text:p>
              <text:p text:style-name="P12">Antes de estudiar los ERP más importantes que existen en el mercado, analizaremos el concepto de licencia software. Como veremos más adelante, la elección del tipo de licencia (la cual lleva implícita una filosofía de trabajo), nos hará decantarnos por uno u otro tipo de producto.</text:p>
              <text:p text:style-name="P12">La licencia de software es un contrato entre el propietario y el usuario de una aplicación, para utilizar el software cumpliendo los términos y condiciones establecidas dentro de sus clausulas.</text:p>
              <text:p text:style-name="P12">Entre los tipos de licencias de software que nos podemos encontrar destacan los siguientes:</text:p>
              <text:p text:style-name="P12">- <text:span text:style-name="T8">Software bajo licencia GPL.</text:span> Creada por la FSF, promotora del proyecto GNU. Permite la redistribución y modificación de las aplicaciones bajo los términos de la misma licencia, no pudiendo utilizarse otras como por ejemplo, las privativas. Esta es la licencia utilizada por la solución OpenERP, que además utiliza otra licencia en términos similares para aplicaciones en red.</text:p>
              <text:p text:style-name="P12">- <text:span text:style-name="T8">Software bajo licencia BSD.</text:span> Creada por la universidad de Berkeley (EEUU). La única exigencia es dar crédito a los autores. Permite la libre redistribución y <text:soft-page-break/>modificación, pero es tan permisiva que permite la redistribución como software no libre.</text:p>
              <text:p text:style-name="P12">- <text:span text:style-name="T8">Software bajo licencia MPL.</text:span> Creada por la empresa Netscape Communications para su navegador Netscape. Permite copia, modificación y distribución limitada, es decir, los desarrolladores pueden liberar el código manteniendo el control sobre sus creaciones o modificaciones. La solución OpenBravo ERP utiliza los términos de esta licencia para crear su OBPL, que es una adaptación de la licencia MPL, bajo la que se rige el núcleo de su aplicación.</text:p>
              <text:p text:style-name="P12">- <text:span text:style-name="T8">Software semilibre.</text:span> Software no libre que incluye autorización de uso, copia, distribución y modificación sin propósitos lucrativos, pero que tiene ciertas restricciones en el uso que hacen que no se considere software libre.</text:p>
              <text:p text:style-name="P12">-<text:span text:style-name="T8"> Software privativo. </text:span>Software no libre cuyo uso, redistribución o modificación están prohibidos, si no es con autorización. Este <text:span text:style-name="T9">tipo de licencia es utilizado por OpenBravo ERP en sus módulos comerciales, bajo la denominada licencia OBCL. El tipo de licencia privativo también es utilizado por SAP, que es a la vez el nombre de un ERP y de la empresa que lo creó.</text:span></text:p>
            </text:list-item>
            <text:list-item>
              <text:p text:style-name="P3">Revisión de ERP actuales.</text:p>
            </text:list-item>
            <text:list-item>
              <text:p text:style-name="P3">Características.</text:p>
            </text:list-item>
            <text:list-item>
              <text:p text:style-name="P3">Requisitos de un sistema ERP.</text:p>
            </text:list-item>
            <text:list-item>
              <text:p text:style-name="P3">Ventajas e inconvenientes.</text:p>
            </text:list-item>
          </text:list>
        </text:list-item>
        <text:list-item>
          <text:p text:style-name="P3">Manejo de las relaciones con los clientes.</text:p>
          <text:list>
            <text:list-item>
              <text:p text:style-name="P3">Revisión de CRM actuales.</text:p>
            </text:list-item>
            <text:list-item>
              <text:p text:style-name="P3">Características.</text:p>
            </text:list-item>
            <text:list-item>
              <text:p text:style-name="P3">Ventajas e inconvenientes.</text:p>
            </text:list-item>
          </text:list>
        </text:list-item>
        <text:list-item>
          <text:p text:style-name="P3">Arquitectura de un sistema ERP.</text:p>
          <text:list>
            <text:list-item>
              <text:p text:style-name="P2">Estructura funcional.</text:p>
            </text:list-item>
            <text:list-item>
              <text:p text:style-name="P2">Extensiones.</text:p>
            </text:list-item>
          </text:list>
        </text:list-item>
        <text:list-item>
          <text:p text:style-name="P2">Software compatible. Configuración.</text:p>
          <text:list>
            <text:list-item>
              <text:p text:style-name="P2">Sistemas operativos libres o propietarios.</text:p>
            </text:list-item>
            <text:list-item>
              <text:p text:style-name="P2">Sistemas Gestores de bases de datos.</text:p>
            </text:list-item>
            <text:list-item>
              <text:p text:style-name="P2">Configuración de la plataforma.</text:p>
            </text:list-item>
            <text:list-item>
              <text:p text:style-name="P2">Verificación de la instalación y configuración de los sistemas operativos y de gestión de datos.</text:p>
            </text:list-item>
          </text:list>
        </text:list-item>
        <text:list-item>
          <text:p text:style-name="P2"><text:soft-page-break/>Elección de un sistema ERP.</text:p>
          <text:list>
            <text:list-item>
              <text:p text:style-name="P2">El software libre en el mercado de los ERP.</text:p>
            </text:list-item>
            <text:list-item>
              <text:p text:style-name="P2">ERP de software libre.</text:p>
            </text:list-item>
          </text:list>
        </text:list-item>
        <text:list-item>
          <text:p text:style-name="P2">Instalación y configuración del sistema ERP.</text:p>
          <text:list>
            <text:list-item>
              <text:p text:style-name="P2">Tipos de instalación. Monopuesto. Cliente/Servidor.</text:p>
            </text:list-item>
            <text:list-item>
              <text:p text:style-name="P2">Procesos de instalación del sistema.</text:p>
            </text:list-item>
            <text:list-item>
              <text:p text:style-name="P2">Parámetros de configuración: descripción, tipología y uso.</text:p>
            </text:list-item>
            <text:list-item>
              <text:p text:style-name="P2">Configuración del servidor y de la base de datos.</text:p>
            </text:list-item>
            <text:list-item>
              <text:p text:style-name="P2">Servicios de acceso.</text:p>
            </text:list-item>
            <text:list-item>
              <text:p text:style-name="P2">Actualización del sistema.</text:p>
            </text:list-item>
          </text:list>
        </text:list-item>
        <text:list-item>
          <text:p text:style-name="P5">Asistencia técnica remota en el sistema ERP-CRM.</text:p>
          <text:list>
            <text:list-item>
              <text:p text:style-name="P5">Instalación y configuración en servidores Ubuntu.</text:p>
            </text:list-item>
            <text:list-item>
              <text:p text:style-name="P5">Instalación y configuración en servidores Windows.</text:p>
            </text:list-item>
            <text:list-item>
              <text:p text:style-name="P5">Conexión remota por VNC inverso.</text:p>
            </text:list-item>
            <text:list-item>
              <text:p text:style-name="P5">Conexión por SSH.</text:p>
            </text:list-item>
          </text:list>
        </text:list-item>
        <text:list-item>
          <text:p text:style-name="P5">Herramientas para la programación de sistemas ERP/CRM.</text:p>
          <text:p text:style-name="P1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1T07:49:15.966000000</meta:creation-date>
    <dc:date>2018-10-03T08:55:50.971000000</dc:date>
    <meta:editing-duration>PT8M43S</meta:editing-duration>
    <meta:editing-cycles>2</meta:editing-cycles>
    <meta:generator>LibreOffice/5.1.4.2$Windows_x86 LibreOffice_project/f99d75f39f1c57ebdd7ffc5f42867c12031db97a</meta:generator>
    <meta:document-statistic meta:table-count="0" meta:image-count="0" meta:object-count="0" meta:page-count="5" meta:paragraph-count="60" meta:word-count="1259" meta:character-count="8305" meta:non-whitespace-character-count="7078"/>
  </office:meta>
</office:document-meta>
</file>